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orinas normal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pH s</text:p>
          </table:table-cell>
          <table:table-cell office:value-type="string" calcext:value-type="string">
            <text:p>Cl s</text:p>
          </table:table-cell>
          <table:table-cell office:value-type="string" calcext:value-type="string">
            <text:p>tds s</text:p>
          </table:table-cell>
          <table:table-cell office:value-type="string" calcext:value-type="string">
            <text:p>ohms s</text:p>
          </table:table-cell>
        </table:table-row>
        <table:table-row table:style-name="ro1">
          <table:table-cell office:value-type="string" calcext:value-type="string">
            <text:p>agua desionizada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69 a 2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a 1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0,18 a 2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 a 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a 10</text:p>
          </table:table-cell>
          <table:table-cell office:value-type="string" calcext:value-type="string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,190 a 2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 + electr.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,190 a 2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 a 10 + sangre</text:p>
          </table:table-cell>
          <table:table-cell office:value-type="string" calcext:value-type="string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,170 a 2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 + electr.</text:p>
          </table:table-cell>
          <table:table-cell office:value-type="float" office:value="7.2" calcext:value-type="float">
            <text:p>7,2</text:p>
          </table:table-cell>
          <table:table-cell office:value-type="float" office:value="2.7" calcext:value-type="float">
            <text:p>2,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,170 a 2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6:50:43.1459580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49:13.089792501</meta:creation-date>
    <dc:date>2015-02-18T18:07:40.322203141</dc:date>
    <meta:editing-duration>PT17M2S</meta:editing-duration>
    <meta:editing-cycles>2</meta:editing-cycles>
    <meta:generator>LibreOffice/4.2.7.2$Linux_x86 LibreOffice_project/420m0$Build-2</meta:generator>
    <meta:document-statistic meta:table-count="1" meta:cell-count="42" meta:object-count="0"/>
  </office:meta>
</office:document-meta>
</file>